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ff63"/>
    </style:style>
    <style:style style:name="P2" style:family="paragraph" style:parent-style-name="Standard">
      <style:text-properties officeooo:paragraph-rsid="0012900f"/>
    </style:style>
    <style:style style:name="P3" style:family="paragraph" style:parent-style-name="Standard">
      <style:text-properties officeooo:paragraph-rsid="000fff63"/>
    </style:style>
    <style:style style:name="P4" style:family="paragraph" style:parent-style-name="Standard">
      <style:text-properties officeooo:paragraph-rsid="0016ed8e"/>
    </style:style>
    <style:style style:name="P5" style:family="paragraph" style:parent-style-name="Standard">
      <style:text-properties officeooo:rsid="00183d8f" officeooo:paragraph-rsid="00183d8f"/>
    </style:style>
    <style:style style:name="P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paragraph-rsid="000fff63"/>
    </style:style>
    <style:style style:name="T1" style:family="text">
      <style:text-properties officeooo:rsid="0010ff27"/>
    </style:style>
    <style:style style:name="T2" style:family="text">
      <style:text-properties officeooo:rsid="00125cb0"/>
    </style:style>
    <style:style style:name="T3" style:family="text">
      <style:text-properties officeooo:rsid="0015082b"/>
    </style:style>
    <style:style style:name="T4" style:family="text">
      <style:text-properties officeooo:rsid="00152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ela 2.1. Wybrane sekwencje specjalne</text:p>
      <text:p text:style-name="Standard">Sekwencja<text:tab/><text:tab/><text:tab/><text:tab/> Opis</text:p>
      <text:p text:style-name="Standard">\\ <text:tab/><text:tab/>Lewy ukośnik. Powoduje wyświetlenie jednego lewego ukośnika.</text:p>
      <text:p text:style-name="Standard">\' <text:tab/><text:tab/>Pojedynczy cudzysłów. Powoduje wyświetlenie znaku pojedynczego</text:p>
      <text:p text:style-name="Standard"><text:tab/><text:tab/>cudzysłowu.</text:p>
      <text:p text:style-name="Standard">\”<text:tab/> <text:tab/>Podwójny cudzysłów. Powoduje wyświetlenie znaku podwójnego cudzysłowu.</text:p>
      <text:p text:style-name="Standard">\a <text:tab/><text:tab/>Alarm. Wywołuje sygnał dzwonka systemowego.</text:p>
      <text:p text:style-name="Standard">\n <text:tab/><text:tab/>Nowy wiersz. Przenosi kursor na początek następnego wiersza.</text:p>
      <text:p text:style-name="Standard">\t <text:tab/><text:tab/>Tabulator poziomy. Przesuwa kursor w prawo do najbliższego punktu tabulacji.</text:p>
      <text:p text:style-name="Standard"/>
      <text:p text:style-name="Standard">Tabela 2.2. Przydatne operatory matematyczne</text:p>
      <text:p text:style-name="Standard">Operator Opis <text:tab/><text:tab/>Przykład użycia <text:tab/><text:tab/><text:tab/>Wartość wyrażenia</text:p>
      <text:p text:style-name="Standard">+<text:tab/> Dodawanie <text:tab/><text:tab/>7 + 3 <text:tab/><text:tab/><text:tab/><text:tab/><text:tab/>10</text:p>
      <text:p text:style-name="Standard">-<text:tab/> Odejmowanie <text:s/><text:tab/>7 - 3 <text:tab/><text:tab/><text:tab/><text:tab/><text:tab/>4</text:p>
      <text:p text:style-name="Standard">* <text:tab/>Mnożenie <text:tab/><text:tab/>7 * 3 <text:tab/><text:tab/><text:tab/><text:tab/><text:tab/>21</text:p>
      <text:p text:style-name="Standard">/ <text:tab/>Dzielenie (zmiennoprzecinkowe) 7 / 3 <text:tab/><text:tab/><text:tab/>2.3333333333333335</text:p>
      <text:p text:style-name="Standard">// Dzielenie (całkowite) <text:tab/>7 // 3 <text:tab/><text:tab/><text:tab/><text:tab/><text:tab/>2</text:p>
      <text:p text:style-name="Standard">% Modulo <text:tab/><text:tab/><text:tab/>7 % 3 <text:tab/><text:tab/><text:tab/><text:tab/><text:tab/>1</text:p>
      <text:p text:style-name="Standard"/>
      <text:p text:style-name="Standard">Tabela 2.3. Przydatne metody łańcucha. <text:span text:style-name="T1">Najpierw piszemy nazwę zmienianego łańcucha później kropka i uzyta metoda nigdy metody nie używamy samodzielnie:</text:span></text:p>
      <text:p text:style-name="Standard"><text:tab/><text:span text:style-name="T1">nazwa_łańcucha.metoda</text:span></text:p>
      <text:p text:style-name="Standard">Metoda <text:tab/><text:tab/>Opis</text:p>
      <text:p text:style-name="Standard">upper() <text:tab/>Zwraca wersję łańcucha, w której wszystkie małe litery zostały</text:p>
      <text:p text:style-name="Standard"><text:tab/><text:tab/>zamienione na duże.</text:p>
      <text:p text:style-name="Standard">lower() <text:tab/>Zwraca wersję łańcucha, w której wszystkie duże litery zostały</text:p>
      <text:p text:style-name="Standard"><text:tab/><text:tab/>zamienione na małe.</text:p>
      <text:p text:style-name="Standard">swapcase() <text:tab/>Zwraca nowy łańcuch po odwróceniu wielkości liter. Wszystkie</text:p>
      <text:p text:style-name="Standard"><text:tab/><text:tab/>małe litery zostały zamienione na duże, a duże na małe.</text:p>
      <text:p text:style-name="Standard">capitalize() <text:tab/>Zwraca nowy łańcuch, w którym pierwsza litera została</text:p>
      <text:p text:style-name="Standard"><text:tab/><text:tab/>zamieniona na dużą, a pozostałe litery są <text:span text:style-name="T2">zmieniane na</text:span> małe.</text:p>
      <text:p text:style-name="Standard">title() <text:tab/><text:tab/>Zwraca nowy łańcuch, w którym pierwsza litera każdego słowa</text:p>
      <text:p text:style-name="Standard"><text:tab/><text:tab/>została zamieniona na dużą, a wszystkie pozostałe są małe.</text:p>
      <text:p text:style-name="P1">strip() <text:tab/><text:tab/>Zwraca łańcuch, w którym wszystkie białe znaki (tabulatory, spacje</text:p>
      <text:p text:style-name="P1"><text:tab/><text:tab/>i znaki nowego wiersza) znajdujące się na początku i na końcu</text:p>
      <text:p text:style-name="Standard"><text:tab/><text:tab/>zostały usunięte.</text:p>
      <text:p text:style-name="P1">replace(stary, nowy, [, max]) <text:tab/> Zwraca łańcuch, w którym wszystkie wystąpienia łańcucha <text:tab/><text:tab/><text:tab/>stary zostały zastąpione łańcuchem nowy. Opcjonalny parametr max <text:span text:style-name="T1">może</text:span></text:p>
      <text:p text:style-name="P1"><text:tab/><text:tab/>ogranicza<text:span text:style-name="T1">ć</text:span> liczbę zamian.</text:p>
      <text:p text:style-name="P1"/>
      <text:p text:style-name="P1">Tabela 2.4. Wybrane funkcje konwersji typów <text:span text:style-name="T3">zmiennych</text:span></text:p>
      <text:p text:style-name="P1"><text:tab/><text:span text:style-name="T3">zmienna.funkcja()</text:span></text:p>
      <text:p text:style-name="P1">Funkcja <text:tab/><text:tab/>Opis <text:tab/><text:tab/><text:tab/><text:tab/><text:tab/>Przykład <text:tab/><text:tab/>Zwraca</text:p>
      <text:p text:style-name="P1">float(x) <text:tab/>Zwraca liczbę zmiennoprzecinkową po</text:p>
      <text:p text:style-name="P1"><text:tab/><text:tab/>przeprowadzeniu konwersji argumentu <text:tab/>x . float("10.0") <text:tab/>10.0</text:p>
      <text:p text:style-name="P2">int(x) <text:tab/><text:tab/>Zwraca liczbę całkowitą po </text:p>
      <text:p text:style-name="P2"><text:tab/><text:tab/>przeprowadzeniu konwersji argumentu <text:tab/>x . int("10") <text:tab/><text:tab/>10</text:p>
      <text:p text:style-name="P1">str(x) <text:tab/><text:tab/>Zwraca łańcuch znaków po </text:p>
      <text:p text:style-name="P1"><text:tab/><text:tab/>przeprowadzeniu konwersji argumentu <text:tab/>x . str(10) <text:tab/><text:tab/>'10'</text:p>
      <text:p text:style-name="P1"/>
      <text:p text:style-name="P1"/>
      <text:p text:style-name="P1"/>
      <text:p text:style-name="P1"><text:soft-page-break/></text:p>
      <text:p text:style-name="P1">Tabela 2.5. Przydatne operatory rozszerzonego przypisania</text:p>
      <text:p text:style-name="P1">Operator <text:tab/>Przykład instrukcji <text:tab/><text:tab/>Instrukcja równoważna</text:p>
      <text:p text:style-name="P1">*= <text:tab/><text:tab/>x *= 5 <text:tab/><text:tab/><text:tab/><text:tab/>x = x * 5</text:p>
      <text:p text:style-name="P1">/=<text:tab/><text:tab/> x /= 5 <text:tab/><text:tab/><text:tab/><text:tab/>x = x / 5</text:p>
      <text:p text:style-name="P1">%=<text:tab/><text:tab/> x %= 5 <text:tab/><text:tab/><text:tab/>x = x % 5</text:p>
      <text:p text:style-name="P1">+=<text:tab/><text:tab/> x += 5 <text:tab/><text:tab/><text:tab/>x = x + 5</text:p>
      <text:p text:style-name="P1">-= <text:tab/><text:tab/>x -= 5 <text:tab/><text:tab/><text:tab/><text:tab/>x = x - 5</text:p>
      <text:p text:style-name="P1">*= <text:tab/><text:tab/>x *= 5 <text:tab/><text:tab/><text:tab/><text:tab/>x = x * 5</text:p>
      <text:p text:style-name="P1"/>
      <text:p text:style-name="P1">Tabela 3.1. Operatory porównania</text:p>
      <text:p text:style-name="P1">Operator <text:tab/>Znaczenie <text:tab/>Przykładowy warunek <text:tab/>Przyjmuje wartość</text:p>
      <text:p text:style-name="P1">== <text:tab/><text:tab/>równa się <text:tab/><text:tab/>5 == 5 <text:tab/><text:tab/><text:tab/><text:tab/>True</text:p>
      <text:p text:style-name="P1">!=<text:tab/><text:tab/><text:span text:style-name="T4">różne,</text:span>nie równa się <text:tab/>8 != 5 <text:tab/><text:tab/><text:tab/><text:tab/>True</text:p>
      <text:p text:style-name="P1">&gt; <text:tab/><text:tab/>większe niż <text:tab/><text:tab/>3 &gt; 10<text:tab/><text:tab/><text:tab/><text:tab/> False</text:p>
      <text:p text:style-name="P1">&lt; <text:tab/><text:tab/>mniejsze niż <text:tab/><text:tab/>5 &lt; 8 <text:tab/><text:tab/><text:tab/><text:tab/>True</text:p>
      <text:p text:style-name="P1">&gt;= <text:tab/><text:tab/>większe lub równe <text:tab/>5 &gt;= 10 <text:tab/><text:tab/><text:tab/>False</text:p>
      <text:p text:style-name="P1">&lt;= <text:tab/><text:tab/>mniejsze lub równe <text:tab/>5 &lt;= 5 <text:tab/><text:tab/><text:tab/><text:tab/>True</text:p>
      <text:p text:style-name="P1"/>
      <text:p text:style-name="P1">Tabela 3.2. Podsumowanie instrukcji służących do rozgałęziania kodu</text:p>
      <text:p text:style-name="P1"><text:tab/>Instrukcja <text:tab/><text:tab/><text:tab/><text:tab/>Opis</text:p>
      <text:p text:style-name="P1">if &lt;warunek&gt;: <text:tab/><text:tab/>Instrukcja if . Jeśli &lt;warunek&gt; jest spełniony, &lt;blok kodu&gt; jest</text:p>
      <text:p text:style-name="P1"><text:tab/><text:tab/><text:tab/><text:tab/>wykonywany; w przeciwnym wypadku jest pomijany.</text:p>
      <text:p text:style-name="P6"><text:tab/>&lt;blok kodu&gt;</text:p>
      <text:p text:style-name="P1"/>
      <text:p text:style-name="P4">if &lt;warunek&gt;:<text:tab/><text:tab/><text:tab/>Instrukcja if z klauzulą else . Jeśli &lt;warunek&gt; jest spełniony,</text:p>
      <text:p text:style-name="P4"><text:tab/><text:tab/><text:tab/><text:tab/>wykonywany jest &lt;blok kodu 1&gt; ;</text:p>
      <text:p text:style-name="P1"><text:tab/>&lt;blok kodu 1&gt;</text:p>
      <text:p text:style-name="P4">else:<text:tab/><text:tab/><text:tab/><text:tab/>w przeciwnym wypadku wykonywany jest &lt;blok kodu 2&gt; .</text:p>
      <text:p text:style-name="P1"/>
      <text:p text:style-name="P6"><text:tab/>&lt;blok kodu 2&gt;</text:p>
      <text:p text:style-name="P5"/>
      <text:p text:style-name="P4">if &lt;warunek 1&gt;:<text:tab/><text:tab/>Instrukcja if z klauzulami elif i opcjonalną klauzulą else .</text:p>
      <text:p text:style-name="P1"><text:tab/>&lt;blok kodu 1&gt;</text:p>
      <text:p text:style-name="P4">elif &lt;warunek 2&gt;:<text:tab/><text:tab/>Wykonywany jest blok pierwszego spełnionego warunku.</text:p>
      <text:p text:style-name="P4"><text:tab/>&lt;blok kodu 2&gt;<text:tab/><text:tab/>Jeśli żaden warunek nie jest spełniony, wykonywany jest blok</text:p>
      <text:p text:style-name="P4">.<text:tab/><text:tab/><text:tab/><text:tab/>opcjonalnej klauzuli else .</text:p>
      <text:p text:style-name="P1">.</text:p>
      <text:p text:style-name="P1">.</text:p>
      <text:p text:style-name="P1">elif &lt;warunek N&gt;:</text:p>
      <text:p text:style-name="P1"><text:tab/>&lt;blok kodu N&gt;</text:p>
      <text:p text:style-name="P1">else:</text:p>
      <text:p text:style-name="P1"><text:tab/>&lt;blok kodu N+1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3:06:12.197542015</meta:creation-date>
    <dc:date>2018-11-17T23:05:15.293168869</dc:date>
    <meta:editing-duration>PT20M4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81" meta:word-count="544" meta:character-count="3601" meta:non-whitespace-character-count="2894"/>
  </office:meta>
</office:document-meta>
</file>